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tyles.xml"/>
  <manifest:file-entry manifest:media-type="application/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Text_20_body" style:list-style-name="L12">
      <style:paragraph-properties fo:margin-top="0in" fo:margin-bottom="0in"/>
    </style:style>
    <style:style style:name="P72" style:family="paragraph" style:parent-style-name="Text_20_body" style:list-style-name="L13">
      <style:paragraph-properties fo:margin-top="0in" fo:margin-bottom="0in"/>
    </style:style>
    <style:style style:name="P73" style:family="paragraph" style:parent-style-name="Text_20_body" style:list-style-name="L14">
      <style:paragraph-properties fo:margin-top="0in" fo:margin-bottom="0in"/>
    </style:style>
    <style:style style:name="P74" style:family="paragraph" style:parent-style-name="Text_20_body" style:list-style-name="L15">
      <style:paragraph-properties fo:margin-top="0in" fo:margin-bottom="0in"/>
    </style:style>
    <style:style style:name="P75" style:family="paragraph" style:parent-style-name="Text_20_body" style:list-style-name="L16">
      <style:paragraph-properties fo:margin-top="0in" fo:margin-bottom="0in"/>
    </style:style>
    <style:style style:name="P76" style:family="paragraph" style:parent-style-name="Text_20_body" style:list-style-name="L17">
      <style:paragraph-properties fo:margin-top="0in" fo:margin-bottom="0in"/>
    </style:style>
    <style:style style:name="P77" style:family="paragraph" style:parent-style-name="Text_20_body" style:list-style-name="L18">
      <style:paragraph-properties fo:margin-top="0in" fo:margin-bottom="0in"/>
    </style:style>
  </office:automatic-styles>
  <office:body>
    <office:text>
      <text:h text:style-name="Heading_20_1" text:outline-level="1"><text:bookmark-start text:name="memoire-de-projet---cda"/>Memoire de projet - CDA<text:bookmark-end text:name="memoire-de-projet---cda"/></text:h>
      <text:h text:style-name="Heading_20_2" text:outline-level="2"><text:bookmark-start text:name="page-de-garde"/>Page de garde<text:bookmark-end text:name="page-de-garde"/></text:h>
      <text:p text:style-name="First_20_paragraph"><text:span text:style-name="T1">Titre du memoire</text:span><text:line-break/>Conception et developpement d’un moteur de jeu Warhammer 40K avec intelligence artificielle par renforcement</text:p>
      <text:p text:style-name="Text_20_body"><text:span text:style-name="T1">Nom et prenom :</text:span> [A completer]<text:line-break/><text:span text:style-name="T1">Formation et annee :</text:span> [A completer]<text:line-break/><text:span text:style-name="T1">Entreprise :</text:span> [A completer]<text:line-break/><text:span text:style-name="T1">Tuteur entreprise :</text:span> [A completer]<text:line-break/><text:span text:style-name="T1">Tuteur pedagogique :</text:span> [A completer]<text:line-break/><text:span text:style-name="T1">Date :</text:span> [A completer]</text:p>
      <text:p text:style-name="Horizontal_20_Line"/>
      <text:h text:style-name="Heading_20_2" text:outline-level="2"><text:bookmark-start text:name="remerciements"/>Remerciements<text:bookmark-end text:name="remerciements"/></text:h>
      <text:p text:style-name="First_20_paragraph">Je tiens a remercier l’ensemble des personnes qui m’ont accompagne dans la realisation de ce projet.<text:line-break/>Je remercie particulierement mon tuteur en entreprise, [Nom], pour son encadrement, sa disponibilite et ses conseils techniques.<text:line-break/>Je remercie egalement les membres de l’equipe [Nom du service] pour leur accueil et leurs retours constructifs.<text:line-break/>Enfin, je remercie mes enseignants pour leur accompagnement methodologique.</text:p>
      <text:p text:style-name="Horizontal_20_Line"/>
      <text:h text:style-name="Heading_20_2" text:outline-level="2"><text:bookmark-start text:name="resume"/>Resume<text:bookmark-end text:name="resume"/></text:h>
      <text:p text:style-name="First_20_paragraph">Ce memoire presente le developpement d’une application de simulation tactique inspiree de Warhammer 40K. Le projet combine un moteur de jeu par phases, une API Flask, une interface React/TypeScript et un pipeline d’entrainement par apprentissage par renforcement.</text:p>
      <text:p text:style-name="Text_20_body">Le coeur IA s’appuie sur Stable-Baselines3 et sb3-contrib (MaskablePPO) pour gerer des actions contraintes. L’architecture est organisee en modules (<text:span text:style-name="Source_Text">engine/</text:span>, <text:span text:style-name="Source_Text">ai/</text:span>, <text:span text:style-name="Source_Text">services/</text:span>, <text:span text:style-name="Source_Text">frontend/</text:span>, <text:span text:style-name="Source_Text">config/</text:span>) afin de separer clairement les responsabilites.</text:p>
      <text:p text:style-name="Horizontal_20_Line"/>
      <text:h text:style-name="Heading_20_2" text:outline-level="2"><text:bookmark-start text:name="introduction"/>Introduction<text:bookmark-end text:name="introduction"/></text:h>
      <text:p text:style-name="First_20_paragraph">L’objectif du projet est de produire un systeme capable de simuler un tour de jeu structure (mouvement, tir, charge, combat) tout en entrainant des agents IA capables de prendre des decisions valides et performantes.</text:p>
      <text:p text:style-name="Text_20_body">Objectifs :</text:p>
      <text:list text:style-name="L1">
        <text:list-item>
          <text:p text:style-name="P1">concevoir un moteur de jeu robuste et conforme aux regles metier ;</text:p>
        </text:list-item>
        <text:list-item>
          <text:p text:style-name="P1">exposer ce moteur via une API backend exploitable par une interface web ;</text:p>
        </text:list-item>
        <text:list-item>
          <text:p text:style-name="P1">proposer une interface de jeu et de replay ;</text:p>
        </text:list-item>
        <text:list-item>
          <text:p text:style-name="P1">entrainer et evaluer des agents RL sur des scenarios parametrables ;</text:p>
        </text:list-item>
        <text:list-item>
          <text:p text:style-name="P1">documenter l’ensemble selon les attendus RE/REAC CDA.</text:p>
        </text:list-item>
      </text:list>
      <text:p text:style-name="Horizontal_20_Line"/>
      <text:h text:style-name="Heading_20_2" text:outline-level="2"><text:bookmark-start text:name="presentation-du-projet"/>1. Presentation du projet<text:bookmark-end text:name="presentation-du-projet"/></text:h>
      <text:h text:style-name="Heading_20_3" text:outline-level="3"><text:bookmark-start text:name="liste-des-competences-mises-en-oeuvre"/>1.1 Liste des competences mises en oeuvre<text:bookmark-end text:name="liste-des-competences-mises-en-oeuvre"/></text:h>
      <text:list text:style-name="L2">
        <text:list-item>
          <text:p text:style-name="P2">API REST securisee avec Flask (<text:span text:style-name="Source_Text">services/api_server.py</text:span>) ;</text:p>
        </text:list-item>
        <text:list-item>
          <text:p text:style-name="P2">moteur de simulation Python (<text:span text:style-name="Source_Text">engine/w40k_core.py</text:span>, <text:span text:style-name="Source_Text">engine/phase_handlers/</text:span>) ;</text:p>
        </text:list-item>
        <text:list-item>
          <text:p text:style-name="P2">frontend React + TypeScript + Vite + PIXI (<text:span text:style-name="Source_Text">frontend/src/</text:span>) ;</text:p>
        </text:list-item>
        <text:list-item>
          <text:p text:style-name="P2">pipeline RL MaskablePPO (<text:span text:style-name="Source_Text">ai/train.py</text:span>) ;</text:p>
        </text:list-item>
        <text:list-item>
          <text:p text:style-name="P2">suivi d’entrainement via callbacks et metriques (<text:span text:style-name="Source_Text">ai/training_callbacks.py</text:span>, <text:span text:style-name="Source_Text">ai/metrics_tracker.py</text:span>) ;</text:p>
        </text:list-item>
        <text:list-item>
          <text:p text:style-name="P2">configurations d’entrainement/recompenses/scenarios (<text:span text:style-name="Source_Text">config/agents/...</text:span>) ;</text:p>
        </text:list-item>
        <text:list-item>
          <text:p text:style-name="P2">validation stricte des donnees (<text:span text:style-name="Source_Text">shared/data_validation.py</text:span>).</text:p>
        </text:list-item>
      </text:list>
      <text:h text:style-name="Heading_20_3" text:outline-level="3"><text:bookmark-start text:name="cahier-des-charges-expression-des-besoins"/>1.2 Cahier des charges / expression des besoins<text:bookmark-end text:name="cahier-des-charges-expression-des-besoins"/></text:h>
      <text:p text:style-name="First_20_paragraph">Le systeme doit :</text:p>
      <text:list text:style-name="L3">
        <text:list-item>
          <text:p text:style-name="P3">simuler des affrontements tactiques selon des regles de phases ;</text:p>
        </text:list-item>
        <text:list-item>
          <text:p text:style-name="P3">proposer des modes PvP, PvE, Test, Debug ;</text:p>
        </text:list-item>
        <text:list-item>
          <text:p text:style-name="P3">entrainer des agents IA sur scenarios reproductibles ;</text:p>
        </text:list-item>
        <text:list-item>
          <text:p text:style-name="P3">suivre les performances via metriques et replays.</text:p>
        </text:list-item>
      </text:list>
      <text:h text:style-name="Heading_20_3" text:outline-level="3"><text:bookmark-start text:name="presentation-de-lentreprise-ou-du-service"/>1.3 Presentation de l’entreprise ou du service<text:bookmark-end text:name="presentation-de-lentreprise-ou-du-service"/></text:h>
      <text:p text:style-name="First_20_paragraph">[A completer]</text:p>
      <text:p text:style-name="Horizontal_20_Line"/>
      <text:h text:style-name="Heading_20_2" text:outline-level="2"><text:bookmark-start text:name="gestion-de-projet"/>2. Gestion de projet<text:bookmark-end text:name="gestion-de-projet"/></text:h>
      <text:h text:style-name="Heading_20_3" text:outline-level="3"><text:bookmark-start text:name="planning-et-suivi"/>2.1 Planning et suivi<text:bookmark-end text:name="planning-et-suivi"/></text:h>
      <text:p text:style-name="First_20_paragraph">Demarche iterative :</text:p>
      <text:list text:style-name="L4">
        <text:list-item>
          <text:p text:style-name="P4">moteur et handlers de phases ;</text:p>
        </text:list-item>
        <text:list-item>
          <text:p text:style-name="P4">API backend ;</text:p>
        </text:list-item>
        <text:list-item>
          <text:p text:style-name="P4">integration frontend ;</text:p>
        </text:list-item>
        <text:list-item>
          <text:p text:style-name="P4">entrainement IA ;</text:p>
        </text:list-item>
        <text:list-item>
          <text:p text:style-name="P4">renforcement qualite/securite.</text:p>
        </text:list-item>
      </text:list>
      <text:h text:style-name="Heading_20_3" text:outline-level="3"><text:bookmark-start text:name="environnement-humain"/>2.2 Environnement humain<text:bookmark-end text:name="environnement-humain"/></text:h>
      <text:p text:style-name="First_20_paragraph">[A completer]</text:p>
      <text:h text:style-name="Heading_20_3" text:outline-level="3"><text:bookmark-start text:name="objectifs-de-qualite"/>2.3 Objectifs de qualite<text:bookmark-end text:name="objectifs-de-qualite"/></text:h>
      <text:list text:style-name="L5">
        <text:list-item>
          <text:p text:style-name="P5">fiabilite des transitions de phases ;</text:p>
        </text:list-item>
        <text:list-item>
          <text:p text:style-name="P5">validation stricte des donnees ;</text:p>
        </text:list-item>
        <text:list-item>
          <text:p text:style-name="P5">tracabilite via logs/replays ;</text:p>
        </text:list-item>
        <text:list-item>
          <text:p text:style-name="P5">maintenabilite par architecture modulaire.</text:p>
        </text:list-item>
      </text:list>
      <text:p text:style-name="Horizontal_20_Line"/>
      <text:h text:style-name="Heading_20_2" text:outline-level="2"><text:bookmark-start text:name="specifications-fonctionnelles-et-techniques"/>3. Specifications fonctionnelles et techniques<text:bookmark-end text:name="specifications-fonctionnelles-et-techniques"/></text:h>
      <text:h text:style-name="Heading_20_3" text:outline-level="3"><text:bookmark-start text:name="specifications-fonctionnelles"/>3.1 Specifications fonctionnelles<text:bookmark-end text:name="specifications-fonctionnelles"/></text:h>
      <text:p text:style-name="First_20_paragraph">Fonctionnalites principales :</text:p>
      <text:list text:style-name="L6">
        <text:list-item>
          <text:p text:style-name="P6"><text:span text:style-name="Source_Text">POST /api/game/start</text:span></text:p>
        </text:list-item>
        <text:list-item>
          <text:p text:style-name="P6"><text:span text:style-name="Source_Text">POST /api/game/action</text:span></text:p>
        </text:list-item>
        <text:list-item>
          <text:p text:style-name="P6"><text:span text:style-name="Source_Text">POST /api/game/ai-turn</text:span></text:p>
        </text:list-item>
        <text:list-item>
          <text:p text:style-name="P6"><text:span text:style-name="Source_Text">GET /api/game/state</text:span></text:p>
        </text:list-item>
        <text:list-item>
          <text:p text:style-name="P6"><text:span text:style-name="Source_Text">POST /api/game/reset</text:span></text:p>
        </text:list-item>
        <text:list-item>
          <text:p text:style-name="P6">endpoints replay + endpoints auth.</text:p>
        </text:list-item>
      </text:list>
      <text:h text:style-name="Heading_20_3" text:outline-level="3"><text:bookmark-start text:name="contraintes-et-livrables-attendus"/>3.2 Contraintes et livrables attendus<text:bookmark-end text:name="contraintes-et-livrables-attendus"/></text:h>
      <text:p text:style-name="First_20_paragraph">Contraintes :</text:p>
      <text:list text:style-name="L7">
        <text:list-item>
          <text:p text:style-name="P7">coherence stricte de l’etat de jeu ;</text:p>
        </text:list-item>
        <text:list-item>
          <text:p text:style-name="P7">prevention des actions invalides ;</text:p>
        </text:list-item>
        <text:list-item>
          <text:p text:style-name="P7">compatibilite JSON front/back ;</text:p>
        </text:list-item>
        <text:list-item>
          <text:p text:style-name="P7">entrainement parallele configurable.</text:p>
        </text:list-item>
      </text:list>
      <text:p text:style-name="First_20_paragraph">Livrables :</text:p>
      <text:list text:style-name="L8">
        <text:list-item>
          <text:p text:style-name="P8">code moteur/API/frontend/IA ;</text:p>
        </text:list-item>
        <text:list-item>
          <text:p text:style-name="P8">configurations agents ;</text:p>
        </text:list-item>
        <text:list-item>
          <text:p text:style-name="P8">modeles entraines ;</text:p>
        </text:list-item>
        <text:list-item>
          <text:p text:style-name="P8">documentation technique.</text:p>
        </text:list-item>
      </text:list>
      <text:h text:style-name="Heading_20_3" text:outline-level="3"><text:bookmark-start text:name="architecture-logicielle"/>3.3 Architecture logicielle<text:bookmark-end text:name="architecture-logicielle"/></text:h>
      <text:list text:style-name="L9">
        <text:list-item>
          <text:p text:style-name="P9"><text:span text:style-name="T1">Moteur (</text:span><text:span text:style-name="Source_Text">engine/</text:span><text:span text:style-name="T1">)</text:span> : <text:span text:style-name="Source_Text">W40KEngine</text:span>, phase handlers, observation, rewards.</text:p>
        </text:list-item>
        <text:list-item>
          <text:p text:style-name="P9"><text:span text:style-name="T1">IA (</text:span><text:span text:style-name="Source_Text">ai/</text:span><text:span text:style-name="T1">)</text:span> : entrainement, callbacks, evaluation bots, metriques.</text:p>
        </text:list-item>
        <text:list-item>
          <text:p text:style-name="P9"><text:span text:style-name="T1">API (</text:span><text:span text:style-name="Source_Text">services/</text:span><text:span text:style-name="T1">)</text:span> : auth/game/replay/health/debug.</text:p>
        </text:list-item>
        <text:list-item>
          <text:p text:style-name="P9"><text:span text:style-name="T1">Frontend (</text:span><text:span text:style-name="Source_Text">frontend/</text:span><text:span text:style-name="T1">)</text:span> : routes, hook API, rendu plateau PIXI.</text:p>
        </text:list-item>
        <text:list-item>
          <text:p text:style-name="P9"><text:span text:style-name="T1">Config (</text:span><text:span text:style-name="Source_Text">config/</text:span><text:span text:style-name="T1">)</text:span> : entrainement, recompenses, scenarios.</text:p>
        </text:list-item>
      </text:list>
      <text:h text:style-name="Heading_20_3" text:outline-level="3"><text:bookmark-start text:name="maquettes-et-enchainement-des-maquettes"/>3.4 Maquettes et enchainement des maquettes<text:bookmark-end text:name="maquettes-et-enchainement-des-maquettes"/></text:h>
      <text:p text:style-name="First_20_paragraph">Parcours principal :</text:p>
      <text:list text:style-name="L10">
        <text:list-item>
          <text:p text:style-name="P10"><text:span text:style-name="Source_Text">/auth</text:span></text:p>
        </text:list-item>
        <text:list-item>
          <text:p text:style-name="P10"><text:span text:style-name="Source_Text">/game?mode=pve</text:span></text:p>
        </text:list-item>
        <text:list-item>
          <text:p text:style-name="P10">plateau + statut + log</text:p>
        </text:list-item>
        <text:list-item>
          <text:p text:style-name="P10">replay.</text:p>
        </text:list-item>
      </text:list>
      <text:h text:style-name="Heading_20_3" text:outline-level="3"><text:bookmark-start text:name="modele-entite-association-et-modele-physique"/>3.5 Modele entite-association et modele physique<text:bookmark-end text:name="modele-entite-association-et-modele-physique"/></text:h>
      <text:p text:style-name="First_20_paragraph">Base auth (<text:span text:style-name="Source_Text">config/users.db</text:span>) :</text:p>
      <text:list text:style-name="L11">
        <text:list-item>
          <text:p text:style-name="P11"><text:span text:style-name="Source_Text">profiles</text:span>, <text:span text:style-name="Source_Text">users</text:span>, <text:span text:style-name="Source_Text">game_modes</text:span>, <text:span text:style-name="Source_Text">options</text:span>, <text:span text:style-name="Source_Text">profile_game_modes</text:span>, <text:span text:style-name="Source_Text">profile_options</text:span>, <text:span text:style-name="Source_Text">sessions</text:span>.</text:p>
        </text:list-item>
      </text:list>
      <text:h text:style-name="Heading_20_3" text:outline-level="3"><text:bookmark-start text:name="script-de-creation-ou-de-modification-bdd"/>3.6 Script de creation ou de modification BDD<text:bookmark-end text:name="script-de-creation-ou-de-modification-bdd"/></text:h>
      <text:p text:style-name="First_20_paragraph">Script SQL integre dans <text:span text:style-name="Source_Text">services/api_server.py</text:span> (<text:span text:style-name="Source_Text">initialize_auth_db</text:span> + <text:span text:style-name="Source_Text">executescript</text:span>).</text:p>
      <text:h text:style-name="Heading_20_3" text:outline-level="3"><text:bookmark-start text:name="diagrammes-uml-plantuml"/>3.7 Diagrammes UML (PlantUML)<text:bookmark-end text:name="diagrammes-uml-plantuml"/></text:h>
      <text:h text:style-name="Heading_20_4" text:outline-level="4"><text:bookmark-start text:name="cas-dutilisation"/>3.7.1 Cas d’utilisation<text:bookmark-end text:name="cas-dutilisation"/></text:h>
      <text:p text:style-name="P12">@startuml</text:p>
      <text:p text:style-name="P13">left to right direction</text:p>
      <text:p text:style-name="P14">actor "Joueur" as Player</text:p>
      <text:p text:style-name="P15">actor "Admin" as Admin</text:p>
      <text:p text:style-name="P16">actor "Agent IA (P2)" as AI</text:p>
      <text:p text:style-name="P17"/>
      <text:p text:style-name="P18">rectangle "Application W40K" {</text:p>
      <text:p text:style-name="P19"><text:s text:c="2"/>usecase "S'authentifier" as UC_Login</text:p>
      <text:p text:style-name="P20"><text:s text:c="2"/>usecase "Demarrer une partie" as UC_Start</text:p>
      <text:p text:style-name="P21"><text:s text:c="2"/>usecase "Jouer une action" as UC_Action</text:p>
      <text:p text:style-name="P22"><text:s text:c="2"/>usecase "Consulter l'etat de partie" as UC_State</text:p>
      <text:p text:style-name="P23"><text:s text:c="2"/>usecase "Declencher tour IA" as UC_AITurn</text:p>
      <text:p text:style-name="P24"><text:s text:c="2"/>usecase "Consulter replay" as UC_Replay</text:p>
      <text:p text:style-name="P25"><text:s text:c="2"/>usecase "Utiliser mode Debug/Test" as UC_Debug</text:p>
      <text:p text:style-name="P26">}</text:p>
      <text:p text:style-name="P27"/>
      <text:p text:style-name="P28">Player --&gt; UC_Login</text:p>
      <text:p text:style-name="P29">Player --&gt; UC_Start</text:p>
      <text:p text:style-name="P30">Player --&gt; UC_Action</text:p>
      <text:p text:style-name="P31">Player --&gt; UC_State</text:p>
      <text:p text:style-name="P32">Player --&gt; UC_Replay</text:p>
      <text:p text:style-name="P33">AI --&gt; UC_AITurn</text:p>
      <text:p text:style-name="P34">Admin --&gt; UC_Login</text:p>
      <text:p text:style-name="P35">Admin --&gt; UC_Debug</text:p>
      <text:p text:style-name="P36">@enduml</text:p>
      <text:h text:style-name="Heading_20_4" text:outline-level="4"><text:bookmark-start text:name="sequence-principale"/>3.7.2 Sequence principale<text:bookmark-end text:name="sequence-principale"/></text:h>
      <text:p text:style-name="P37">@startuml</text:p>
      <text:p text:style-name="P38">autonumber</text:p>
      <text:p text:style-name="P39">actor Joueur</text:p>
      <text:p text:style-name="P40">participant "Frontend" as FE</text:p>
      <text:p text:style-name="P41">participant "API Flask" as API</text:p>
      <text:p text:style-name="P42">participant "W40KEngine" as ENG</text:p>
      <text:p text:style-name="P43">participant "PvEController" as PVE</text:p>
      <text:p text:style-name="P44">participant "MaskablePPO" as MODEL</text:p>
      <text:p text:style-name="P45"/>
      <text:p text:style-name="P46">Joueur -&gt; FE : Connexion</text:p>
      <text:p text:style-name="P47">FE -&gt; API : POST /api/auth/login</text:p>
      <text:p text:style-name="P48">API --&gt; FE : token + permissions</text:p>
      <text:p text:style-name="P49"/>
      <text:p text:style-name="P50">Joueur -&gt; FE : Start game</text:p>
      <text:p text:style-name="P51">FE -&gt; API : POST /api/game/start</text:p>
      <text:p text:style-name="P52">API -&gt; ENG : reset()</text:p>
      <text:p text:style-name="P53">ENG --&gt; API : game_state</text:p>
      <text:p text:style-name="P54">API --&gt; FE : game_state</text:p>
      <text:p text:style-name="P55"/>
      <text:p text:style-name="P56">Joueur -&gt; FE : Action</text:p>
      <text:p text:style-name="P57">FE -&gt; API : POST /api/game/action</text:p>
      <text:p text:style-name="P58">API -&gt; ENG : step(action)</text:p>
      <text:p text:style-name="P59">ENG --&gt; API : nouvel etat</text:p>
      <text:p text:style-name="P60">API --&gt; FE : nouvel etat</text:p>
      <text:p text:style-name="P61"/>
      <text:p text:style-name="P62">FE -&gt; API : POST /api/game/ai-turn</text:p>
      <text:p text:style-name="P63">API -&gt; PVE : get_ai_action(state)</text:p>
      <text:p text:style-name="P64">PVE -&gt; MODEL : predict(obs, mask)</text:p>
      <text:p text:style-name="P65">MODEL --&gt; PVE : action IA</text:p>
      <text:p text:style-name="P66">PVE --&gt; API : action IA</text:p>
      <text:p text:style-name="P67">API -&gt; ENG : step(action_ia)</text:p>
      <text:p text:style-name="P68">ENG --&gt; API : etat mis a jour</text:p>
      <text:p text:style-name="P69">API --&gt; FE : etat mis a jour</text:p>
      <text:p text:style-name="P70">@enduml</text:p>
      <text:p text:style-name="Horizontal_20_Line"/>
      <text:h text:style-name="Heading_20_2" text:outline-level="2"><text:bookmark-start text:name="realisations-techniques"/>4. Realisations techniques<text:bookmark-end text:name="realisations-techniques"/></text:h>
      <text:h text:style-name="Heading_20_3" text:outline-level="3"><text:bookmark-start text:name="specifications-techniques"/>4.1 Specifications techniques<text:bookmark-end text:name="specifications-techniques"/></text:h>
      <text:list text:style-name="L12">
        <text:list-item>
          <text:p text:style-name="P71">Backend : Python + Flask + SQLite</text:p>
        </text:list-item>
        <text:list-item>
          <text:p text:style-name="P71">IA : SB3 + sb3-contrib (MaskablePPO) + gymnasium</text:p>
        </text:list-item>
        <text:list-item>
          <text:p text:style-name="P71">Frontend : React 19, TypeScript 5.8, Vite 7, React Router, PIXI</text:p>
        </text:list-item>
        <text:list-item>
          <text:p text:style-name="P71">Styling : Tailwind CSS</text:p>
        </text:list-item>
      </text:list>
      <text:h text:style-name="Heading_20_3" text:outline-level="3"><text:bookmark-start text:name="captures-decran-et-extraits-de-code"/>4.2 Captures d’ecran et extraits de code<text:bookmark-end text:name="captures-decran-et-extraits-de-code"/></text:h>
      <text:p text:style-name="First_20_paragraph">[A integrer : endpoints API, rendu plateau, config entrainement, callback evaluation]</text:p>
      <text:h text:style-name="Heading_20_3" text:outline-level="3"><text:bookmark-start text:name="securite"/>4.3 Securite<text:bookmark-end text:name="securite"/></text:h>
      <text:list text:style-name="L13">
        <text:list-item>
          <text:p text:style-name="P72">hash PBKDF2-HMAC-SHA256 (200000 iterations) ;</text:p>
        </text:list-item>
        <text:list-item>
          <text:p text:style-name="P72">token bearer de session ;</text:p>
        </text:list-item>
        <text:list-item>
          <text:p text:style-name="P72">controle des permissions par profil ;</text:p>
        </text:list-item>
        <text:list-item>
          <text:p text:style-name="P72">protection path traversal sur endpoints replay ;</text:p>
        </text:list-item>
        <text:list-item>
          <text:p text:style-name="P72">validation stricte via <text:span text:style-name="Source_Text">require_key</text:span>.</text:p>
        </text:list-item>
      </text:list>
      <text:h text:style-name="Heading_20_3" text:outline-level="3"><text:bookmark-start text:name="plan-de-tests"/>4.4 Plan de tests<text:bookmark-end text:name="plan-de-tests"/></text:h>
      <text:list text:style-name="L14">
        <text:list-item>
          <text:p text:style-name="P73">test moteur (<text:span text:style-name="Source_Text">main.py::test_basic_functionality</text:span>) ;</text:p>
        </text:list-item>
        <text:list-item>
          <text:p text:style-name="P73">controle regles (<text:span text:style-name="Source_Text">scripts/check_ai_rules.py</text:span>) ;</text:p>
        </text:list-item>
        <text:list-item>
          <text:p text:style-name="P73">audit phase de tir (<text:span text:style-name="Source_Text">scripts/audit_shooting_phase.py</text:span>) ;</text:p>
        </text:list-item>
        <text:list-item>
          <text:p text:style-name="P73">evaluation bots (<text:span text:style-name="Source_Text">ai/bot_evaluation.py</text:span>) ;</text:p>
        </text:list-item>
        <text:list-item>
          <text:p text:style-name="P73">suivi metriques (<text:span text:style-name="Source_Text">ai/metrics_tracker.py</text:span>).</text:p>
        </text:list-item>
      </text:list>
      <text:h text:style-name="Heading_20_3" text:outline-level="3"><text:bookmark-start text:name="jeu-dessai"/>4.5 Jeu d’essai<text:bookmark-end text:name="jeu-dessai"/></text:h>
      <text:p text:style-name="First_20_paragraph">Agent : <text:span text:style-name="Source_Text">SpaceMarine_Infantry_Troop_RangedSwarm</text:span><text:line-break/>Config : <text:span text:style-name="Source_Text">..._training_config.json</text:span> (30000 episodes, 48 envs, obs 323)<text:line-break/>Scenario : <text:span text:style-name="Source_Text">..._scenario_bot-1.json</text:span> (14 unites, 5 objectifs).</text:p>
      <text:p text:style-name="Text_20_body">Resultats observes : [A completer]</text:p>
      <text:h text:style-name="Heading_20_3" text:outline-level="3"><text:bookmark-start text:name="veille-technologique"/>4.6 Veille technologique<text:bookmark-end text:name="veille-technologique"/></text:h>
      <text:list text:style-name="L15">
        <text:list-item>
          <text:p text:style-name="P74">action masking RL ;</text:p>
        </text:list-item>
        <text:list-item>
          <text:p text:style-name="P74">evaluation robuste par bots ;</text:p>
        </text:list-item>
        <text:list-item>
          <text:p text:style-name="P74">pilotage metriques ;</text:p>
        </text:list-item>
        <text:list-item>
          <text:p text:style-name="P74">pratiques de securisation backend.</text:p>
        </text:list-item>
      </text:list>
      <text:p text:style-name="Horizontal_20_Line"/>
      <text:h text:style-name="Heading_20_2" text:outline-level="2"><text:bookmark-start text:name="conclusion"/>5. Conclusion<text:bookmark-end text:name="conclusion"/></text:h>
      <text:p text:style-name="First_20_paragraph">Le projet a permis de realiser une application complete combinant moteur, API, frontend et entrainement IA, avec une architecture modulaire et une validation stricte des donnees.</text:p>
      <text:p text:style-name="Text_20_body">Perspectives :</text:p>
      <text:list text:style-name="L16">
        <text:list-item>
          <text:p text:style-name="P75">automatiser davantage les tests ;</text:p>
        </text:list-item>
        <text:list-item>
          <text:p text:style-name="P75">enrichir scenarios et evaluation ;</text:p>
        </text:list-item>
        <text:list-item>
          <text:p text:style-name="P75">renforcer CI/CD et reporting qualite.</text:p>
        </text:list-item>
      </text:list>
      <text:p text:style-name="Horizontal_20_Line"/>
      <text:h text:style-name="Heading_20_2" text:outline-level="2"><text:bookmark-start text:name="annexes"/>Annexes<text:bookmark-end text:name="annexes"/></text:h>
      <text:list text:style-name="L17">
        <text:list-item>
          <text:p text:style-name="P76">maquettes/captures interfaces ;</text:p>
        </text:list-item>
        <text:list-item>
          <text:p text:style-name="P76">extraits de code significatifs ;</text:p>
        </text:list-item>
        <text:list-item>
          <text:p text:style-name="P76">diagrammes UML exportes ;</text:p>
        </text:list-item>
        <text:list-item>
          <text:p text:style-name="P76">extrait SQL de <text:span text:style-name="Source_Text">initialize_auth_db()</text:span> ;</text:p>
        </text:list-item>
        <text:list-item>
          <text:p text:style-name="P76">captures TensorBoard.</text:p>
        </text:list-item>
      </text:list>
      <text:p text:style-name="Horizontal_20_Line"/>
      <text:h text:style-name="Heading_20_2" text:outline-level="2"><text:bookmark-start text:name="checklist-de-conformite-cdc-rncp-6"/>Checklist de conformite (CDC RNCP 6)<text:bookmark-end text:name="checklist-de-conformite-cdc-rncp-6"/></text:h>
      <text:list text:style-name="L18">
        <text:list-item>
          <text:p text:style-name="P77">☒ Liste des competences</text:p>
        </text:list-item>
        <text:list-item>
          <text:p text:style-name="P77">☒ Cahier des charges / besoins</text:p>
        </text:list-item>
        <text:list-item>
          <text:p text:style-name="P77">☐ Presentation entreprise/service</text:p>
        </text:list-item>
        <text:list-item>
          <text:p text:style-name="P77">☒ Gestion de projet</text:p>
        </text:list-item>
        <text:list-item>
          <text:p text:style-name="P77">☒ Specifications fonctionnelles</text:p>
        </text:list-item>
        <text:list-item>
          <text:p text:style-name="P77">☒ Contraintes + livrables</text:p>
        </text:list-item>
        <text:list-item>
          <text:p text:style-name="P77">☒ Architecture logicielle</text:p>
        </text:list-item>
        <text:list-item>
          <text:p text:style-name="P77">☐ Maquettes et enchainement (images a ajouter)</text:p>
        </text:list-item>
        <text:list-item>
          <text:p text:style-name="P77">☐ Modele EA / physique (schema a finaliser)</text:p>
        </text:list-item>
        <text:list-item>
          <text:p text:style-name="P77">☒ Script BDD</text:p>
        </text:list-item>
        <text:list-item>
          <text:p text:style-name="P77">☒ Diagramme cas d’utilisation</text:p>
        </text:list-item>
        <text:list-item>
          <text:p text:style-name="P77">☒ Diagramme sequence</text:p>
        </text:list-item>
        <text:list-item>
          <text:p text:style-name="P77">☒ Specifications techniques + securite</text:p>
        </text:list-item>
        <text:list-item>
          <text:p text:style-name="P77">☐ Captures + code correspondant (a integrer)</text:p>
        </text:list-item>
        <text:list-item>
          <text:p text:style-name="P77">☒ Plan de tests</text:p>
        </text:list-item>
        <text:list-item>
          <text:p text:style-name="P77">☐ Jeu d’essai final avec resultats/echarts</text:p>
        </text:list-item>
        <text:list-item>
          <text:p text:style-name="P77">☒ Veille</text:p>
        </text:list-item>
        <text:list-item>
          <text:p text:style-name="P77">☐ Annexes finalise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3</meta:generator>
    <dc:title/>
    <dc:description/>
    <dc:subject/>
    <meta:keyword/>
    <meta:initial-creator/>
    <dc:creator/>
    <meta:creation-date>2026-02-18T19:08:01Z</meta:creation-date>
    <dc:date>2026-02-18T19:08:01Z</dc:date>
  </office:meta>
</office:document-meta>
</file>